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923cm" svg:height="7.001cm" svg:x="0cm" svg:y="0.00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914cm" fo:page-height="7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0:07:19.500754287</meta:creation-date>
    <dc:date>2015-03-04T10:12:50.446562919</dc:date>
    <meta:editing-duration>P0D</meta:editing-duration>
    <meta:editing-cycles>1</meta:editing-cycles>
    <meta:document-statistic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24cm" svg:height="7.002cm" xlink:href="." xlink:type="simple" chart:class="chart:scatter" chart:style-name="ch1">
        <chart:legend svg:x="13.47cm" svg:y="0.417cm" style:legend-expansion="custom" chartooo:width="6.161cm" chartooo:height="1.594cm" style:legend-expansion-aspect-ratio="3.86511919698871" chart:style-name="ch2"/>
        <chart:plot-area chart:style-name="ch3" chart:data-source-has-labels="both" svg:x="1.859cm" svg:y="0.055cm" svg:width="17.654cm" svg:height="5.699cm">
          <chartooo:coordinate-region svg:x="3.618cm" svg:y="0.294cm" svg:width="15.364cm" svg:height="4.734cm"/>
          <chart:axis chart:dimension="x" chart:name="primary-x" chart:style-name="ch4" chartooo:axis-type="auto">
            <chart:title svg:x="6.078cm" svg:y="5.895cm" chart:style-name="ch5">
              <text:p>Aggregated predictions (beyond the initial KB)</text:p>
            </chart:title>
            <chart:categories table:cell-range-address="local-table.$A$2:.$A$30"/>
          </chart:axis>
          <chart:axis chart:dimension="y" chart:name="primary-y" chart:style-name="ch6">
            <chart:title svg:x="0.556cm" svg:y="5.454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local-table.$C$2:.$C$30" chart:label-cell-address="local-table.$C$1" chart:class="chart:scatter">
            <chart:domain table:cell-range-address="local-table.$B$2:.$B$30"/>
            <chart:data-point chart:repeated="29"/>
          </chart:series>
          <chart:series chart:style-name="ch10" chart:values-cell-range-address="local-table.$E$2:.$E$30" chart:label-cell-address="local-table.$E$1" chart:class="chart:scatter">
            <chart:domain table:cell-range-address="local-table.$D$2:.$D$30"/>
            <chart:data-point chart:repeated="29"/>
          </chart:series>
          <chart:series chart:style-name="ch11" chart:values-cell-range-address="local-table.$G$2:.$G$30" chart:label-cell-address="local-table.$G$1" chart:class="chart:scatter">
            <chart:domain table:cell-range-address="local-table.$F$2:.$F$30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CA Confidence (rules 1-30)</text:p>
              </table:table-cell>
              <table:table-cell office:value-type="string">
                <text:p/>
              </table:table-cell>
              <table:table-cell office:value-type="string">
                <text:p>PCA types + multiples rules</text:p>
              </table:table-cell>
              <table:table-cell office:value-type="string">
                <text:p/>
              </table:table-cell>
              <table:table-cell office:value-type="string">
                <text:p>Standard Confidence (rules 1-30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158">
                <text:p>51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5">
                <text:p>1865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118343195266">
                <text:p>0.420118343195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369565217391">
                <text:p>0.448369565217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811320754717">
                <text:p>0.419811320754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096916299559">
                <text:p>0.414096916299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413223140496">
                <text:p>0.450413223140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24171539961">
                <text:p>0.45224171539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038674033149">
                <text:p>0.453038674033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064572425829">
                <text:p>0.431064572425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618573797678">
                <text:p>0.409618573797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044374009509">
                <text:p>0.412044374009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95915279879">
                <text:p>0.40695915279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202898550725">
                <text:p>0.394202898550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510040160643">
                <text:p>0.377510040160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934362934363">
                <text:p>0.362934362934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16625310174">
                <text:p>0.351116625310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870813397129">
                <text:p>0.352870813397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